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NetASCIIInputStream.ToNetASCIIInputStream(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NetASCIIInputStream.read( byte buffer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NetASCIIInputStream.avai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NetASCIIInputStream.rea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oNetASCIIInputStream.read( byte buffer [ ] , int offset , int leng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oNetASCII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